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officeooo:rsid="001eef17" officeooo:paragraph-rsid="001eef17" style:font-size-asian="10.5pt" style:font-size-complex="12pt"/>
    </style:style>
    <style:style style:name="P2" style:family="paragraph" style:parent-style-name="Heading_20_1">
      <style:text-properties style:font-name="Arial" fo:font-size="12pt" fo:font-weight="normal" officeooo:rsid="001eef17" officeooo:paragraph-rsid="001eef17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style:font-name="Arial" fo:font-size="12pt" fo:font-weight="normal" officeooo:rsid="001eef17" officeooo:paragraph-rsid="001eef17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style:font-name="Arial" fo:font-size="12pt" fo:font-weight="normal" officeooo:rsid="0020907e" officeooo:paragraph-rsid="0020907e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style:font-name="Arial" fo:font-size="12pt" fo:font-weight="normal" officeooo:rsid="002257f6" officeooo:paragraph-rsid="002257f6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style:font-name="Arial" fo:font-size="12pt" officeooo:rsid="001eef17" officeooo:paragraph-rsid="001eef17" style:font-size-asian="10.5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Arial" fo:font-size="12pt" fo:font-weight="bold" officeooo:rsid="001eef17" officeooo:paragraph-rsid="001eef17" style:font-size-asian="10.5pt" style:font-weight-asian="bold" style:font-size-complex="12pt" style:font-weight-complex="bold"/>
    </style:style>
    <style:style style:name="P8" style:family="paragraph" style:parent-style-name="Text_20_body">
      <style:text-properties style:font-name="Arial" fo:font-size="12pt" fo:font-weight="bold" officeooo:rsid="002257f6" officeooo:paragraph-rsid="002257f6" style:font-size-asian="10.5pt" style:font-weight-asian="bold" style:font-size-complex="12pt" style:font-weight-complex="bold"/>
    </style:style>
    <style:style style:name="P9" style:family="paragraph" style:parent-style-name="Text_20_body">
      <style:text-properties style:font-name="Arial" fo:font-size="12pt" fo:font-weight="bold" officeooo:rsid="00241710" officeooo:paragraph-rsid="00241710" style:font-size-asian="10.5pt" style:font-weight-asian="bold" style:font-size-complex="12pt" style:font-weight-complex="bold"/>
    </style:style>
    <style:style style:name="P10" style:family="paragraph" style:parent-style-name="Text_20_body">
      <style:text-properties style:text-line-through-style="none" style:text-line-through-type="none" style:font-name="Arial" fo:font-size="12pt" fo:font-style="normal" fo:font-weight="normal" officeooo:rsid="00241710" officeooo:paragraph-rsid="0024171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style:text-line-through-style="none" style:text-line-through-type="none" style:font-name="Arial" fo:font-size="12pt" fo:font-style="normal" fo:font-weight="bold" officeooo:rsid="00241710" officeooo:paragraph-rsid="00241710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text-properties fo:color="#c9211e" style:font-name="Arial" fo:font-size="12pt" fo:font-weight="bold" officeooo:rsid="0029da8b" officeooo:paragraph-rsid="0029da8b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907e"/>
    </style:style>
    <style:style style:name="T4" style:family="text">
      <style:text-properties officeooo:rsid="002257f6"/>
    </style:style>
    <style:style style:name="T5" style:family="text">
      <style:text-properties style:text-line-through-style="none" style:text-line-through-type="none" fo:font-style="normal" style:font-style-asian="normal" style:font-style-complex="normal"/>
    </style:style>
    <style:style style:name="T6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line-through-style="none" style:text-line-through-type="none" fo:font-style="normal" fo:font-weight="normal" officeooo:rsid="002d5263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NUX 02 – COMANDOS BÁSICOS – TOUCH, CUT, TIMESTAMP</text:h>
      <text:h text:style-name="P2" text:outline-level="1">Permite alterar o registro de data e hora de modificação e acesso de um arquivo; Cria um arquivo de texto vazio.</text:h>
      <text:p text:style-name="P3">Sintaxe:</text:p>
      <text:p text:style-name="P3">touch [opções] nome_arquivo &lt;enter&gt;</text:p>
      <text:p text:style-name="P6"><text:span text:style-name="T2">-a</text:span><text:span text:style-name="T1"> Altera a hora de acesso</text:span></text:p>
      <text:p text:style-name="P6"><text:span text:style-name="T2">-m </text:span><text:span text:style-name="T1">Atera a hora da modificação</text:span></text:p>
      <text:p text:style-name="P6"><text:span text:style-name="T2">-t </text:span><text:span text:style-name="T1">YYMMDDhhmmss – Configura a hora digitada</text:span></text:p>
      <text:p text:style-name="P3">Ex.:</text:p>
      <text:p text:style-name="P3">touch -m -t 201012211400 arquivo</text:p>
      <text:p text:style-name="P7">*** <text:span text:style-name="T3">COMANDO CUT ***</text:span></text:p>
      <text:p text:style-name="P4">Cortar campos ou colunas selecionados de cada linha de um arquivo; imprime colunas ou campos delimitados <text:span text:style-name="T4">por espaços ou outros caracteres especificados pelo usuário.</text:span></text:p>
      <text:p text:style-name="P12">cut [opções] arquivo</text:p>
      <text:p text:style-name="P5">Opções:</text:p>
      <text:p text:style-name="P5">-c <text:tab/><text:tab/>Posição de caractere</text:p>
      <text:p text:style-name="P5">-f[n]<text:tab/><text:tab/>Campos</text:p>
      <text:p text:style-name="P5">-d[d]<text:tab/><text:tab/>Delimitador</text:p>
      <text:p text:style-name="P8">cut -<text:span text:style-name="T5">c1-6 arq1</text:span></text:p>
      <text:p text:style-name="P10">Imprime as colunas de 1 a 6</text:p>
      <text:p text:style-name="P11">cut -c4,8 arq1</text:p>
      <text:p text:style-name="P10">Imprime as colunas 4 e 8</text:p>
      <text:p text:style-name="P11">cut -d: -f3 arq1</text:p>
      <text:p text:style-name="P10">Imprime o campo 3 usando o caractere: como delimitador. Para usar o espaço como delimitador, use ‘’ (espaço entre aspas simples). Mais exemplos:</text:p>
      <text:p text:style-name="P9"><text:span text:style-name="T5">cut –d: -f1 /etc/passwd </text:span><text:span text:style-name="T6">(</text:span><text:span text:style-name="T7">L</text:span><text:span text:style-name="T6">ista os usuários do sistema)</text:span></text:p>
      <text:p text:style-name="P9"><text:span text:style-name="T5">cut –d –f1,6 /etc/passwd </text:span><text:span text:style-name="T6">(</text:span><text:span text:style-name="T7">U</text:span><text:span text:style-name="T6">suário</text:span><text:span text:style-name="T7">s</text:span><text:span text:style-name="T6"> e seus diretórios padrão)</text:span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12:00:08.892179867</meta:creation-date>
    <dc:date>2020-01-27T10:26:23.858573280</dc:date>
    <meta:editing-duration>PT3H23M53S</meta:editing-duration>
    <meta:editing-cycles>8</meta:editing-cycles>
    <meta:generator>LibreOffice/6.3.3.2.0$Linux_X86_64 LibreOffice_project/30$Build-2</meta:generator>
    <meta:document-statistic meta:table-count="0" meta:image-count="0" meta:object-count="0" meta:page-count="1" meta:paragraph-count="24" meta:word-count="161" meta:character-count="961" meta:non-whitespace-character-count="817"/>
  </office:meta>
</office:document-meta>
</file>